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6.9021in" fo:margin-left="0in" fo:margin-right="0.0229in" table:align="margins"/>
    </style:style>
    <style:style style:name="Table6.A" style:family="table-column">
      <style:table-column-properties style:column-width="0.2139in" style:rel-column-width="2030*"/>
    </style:style>
    <style:style style:name="Table6.B" style:family="table-column">
      <style:table-column-properties style:column-width="0.9549in" style:rel-column-width="9066*"/>
    </style:style>
    <style:style style:name="Table6.C" style:family="table-column">
      <style:table-column-properties style:column-width="4.6993in" style:rel-column-width="44619*"/>
    </style:style>
    <style:style style:name="Table6.D" style:family="table-column">
      <style:table-column-properties style:column-width="1.034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0.2493in" style:rel-column-width="359*"/>
    </style:style>
    <style:style style:name="Table4.B" style:family="table-column">
      <style:table-column-properties style:column-width="1.3132in" style:rel-column-width="1891*"/>
    </style:style>
    <style:style style:name="Table4.C" style:family="table-column">
      <style:table-column-properties style:column-width="0.4153in" style:rel-column-width="598*"/>
    </style:style>
    <style:style style:name="Table4.D" style:family="table-column">
      <style:table-column-properties style:column-width="0.1979in" style:rel-column-width="285*"/>
    </style:style>
    <style:style style:name="Table4.E" style:family="table-column">
      <style:table-column-properties style:column-width="0.1319in" style:rel-column-width="190*"/>
    </style:style>
    <style:style style:name="Table4.F" style:family="table-column">
      <style:table-column-properties style:column-width="0.8993in" style:rel-column-width="1295*"/>
    </style:style>
    <style:style style:name="Table4.G" style:family="table-column">
      <style:table-column-properties style:column-width="2.0319in" style:rel-column-width="2926*"/>
    </style:style>
    <style:style style:name="Table4.H" style:family="table-column">
      <style:table-column-properties style:column-width="0.3438in" style:rel-column-width="495*"/>
    </style:style>
    <style:style style:name="Table4.I" style:family="table-column">
      <style:table-column-properties style:column-width="1.3444in" style:rel-column-width="1936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4.5521in" style:rel-column-width="43065*"/>
    </style:style>
    <style:style style:name="Table7.B" style:family="table-column">
      <style:table-column-properties style:column-width="2.375in" style:rel-column-width="22470*"/>
    </style:style>
    <style:style style:name="Table7.A1" style:family="table-cell">
      <style:table-cell-properties fo:padding="0.0382in" fo:border="none"/>
    </style:style>
    <style:style style:name="P1" style:family="paragraph" style:parent-style-name="Header">
      <style:paragraph-properties fo:text-align="start" style:justify-single-word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" style:family="paragraph" style:parent-style-name="Header">
      <style:paragraph-properties fo:text-align="end" style:justify-single-word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font-name="Arial"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Arial"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Header">
      <style:paragraph-properties fo:text-align="end" style:justify-single-word="false"/>
      <style:text-properties style:font-name="Arial"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Header">
      <style:paragraph-properties fo:text-align="center" style:justify-single-word="false"/>
      <style:text-properties style:font-name="Arial" fo:font-size="9pt" fo:font-style="normal" style:text-underline-style="solid" style:text-underline-width="auto" style:text-underline-color="font-color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Table_20_Contents"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25" style:family="paragraph" style:parent-style-name="Header">
      <style:paragraph-properties fo:margin-left="0in" fo:margin-right="-0.0626in" fo:text-align="start" style:justify-single-word="false" fo:text-indent="0in" style:auto-text-indent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Header" style:list-style-name="L1">
      <style:paragraph-properties fo:margin-left="0in" fo:margin-right="-0.0626in" fo:text-align="start" style:justify-single-word="false" fo:text-indent="0in" style:auto-text-indent="false"/>
      <style:text-properties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 style:list-style-name="L1">
      <style:paragraph-properties fo:margin-left="0in" fo:margin-right="-0.0626in" fo:text-indent="0in" style:auto-text-indent="false">
        <style:tab-stops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9">{logo}</text:p>
          </table:table-cell>
          <table:table-cell table:style-name="Table6.C1" office:value-type="string">
            <text:p text:style-name="P20">{badan}</text:p>
            <text:p text:style-name="P20">{kota4}</text:p>
            <text:p text:style-name="P21">{alamat} </text:p>
            <text:p text:style-name="P22">Telp. {tlp} Fax {fax} </text:p>
            <text:p text:style-name="P23"/>
          </table:table-cell>
          <table:table-cell table:style-name="Table6.C1" office:value-type="string">
            <text:p text:style-name="P24"/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table:number-columns-spanned="3" office:value-type="string">
            <text:p text:style-name="P12">Nomor</text:p>
          </table:table-cell>
          <table:covered-table-cell/>
          <table:covered-table-cell/>
          <table:table-cell table:style-name="Table4.A1" office:value-type="string">
            <text:p text:style-name="P16">:</text:p>
          </table:table-cell>
          <table:table-cell table:style-name="Table4.A1" table:number-columns-spanned="5" office:value-type="string">
            <text:p text:style-name="P12">{no_skrd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3" office:value-type="string">
            <text:p text:style-name="P12">Tanggal</text:p>
          </table:table-cell>
          <table:covered-table-cell/>
          <table:covered-table-cell/>
          <table:table-cell table:style-name="Table4.A1" office:value-type="string">
            <text:p text:style-name="P16">:</text:p>
          </table:table-cell>
          <table:table-cell table:style-name="Table4.A1" table:number-columns-spanned="5" office:value-type="string">
            <text:p text:style-name="P14">{tanggal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3" office:value-type="string">
            <text:p text:style-name="P12"/>
          </table:table-cell>
          <table:covered-table-cell/>
          <table:covered-table-cell/>
          <table:table-cell table:style-name="Table4.A1" office:value-type="string">
            <text:p text:style-name="P16"/>
          </table:table-cell>
          <table:table-cell table:style-name="Table4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3" office:value-type="string">
            <text:p text:style-name="P1">[!-- BEGIN row.articles1 --]{titreArticle}</text:p>
          </table:table-cell>
          <table:covered-table-cell/>
          <table:covered-table-cell/>
          <table:table-cell table:style-name="Table4.A1" office:value-type="string">
            <text:p text:style-name="P1">{texteArticle2}</text:p>
          </table:table-cell>
          <table:table-cell table:style-name="Table4.A1" table:number-columns-spanned="5" office:value-type="string">
            <text:p text:style-name="P1">{texteArticle}[!-- END row.articles1 --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9" office:value-type="string">
            <text:p text:style-name="P9">1. INDEKS PENGHITUNGAN RESTRIBUSI IZIN MENDIRIKAN BANGUNAN GEDUNG BERDASARKAN FUNGSI DAN KLASIFIKAS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9" office:value-type="string">
            <text:p text:style-name="P12">a. Daftar Indeks Bangunan gedung yang dimaksud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8">BANGUNAN GEDUNG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1">[!-- BEGIN row.articles2 --]{titreArticle}</text:p>
            <text:p text:style-name="P1"><text:s text:c="2"/>{texteArticl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1"/>
            <text:p text:style-name="P1">{texteArticle2}[!-- END row.articles2 --]</text:p>
          </table:table-cell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4">KLASIFIKASI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1"><text:s text:c="2"/>[!-- BEGIN row.articles3 --]{titreArticle}</text:p>
            <text:p text:style-name="P1"><text:s text:c="4"/>{texteArticl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1">{texteArticle2}</text:p>
            <text:p text:style-name="P1">{texteArticle3}[!-- END row.articles3 --]</text:p>
          </table:table-cell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4">{waktu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1"><text:s text:c="2"/>{wakturetribusi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1">{indexwakturetribusi}</text:p>
          </table:table-cell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8">PRASARANA BANGUNAN GEDUNG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1"><text:s text:c="2"/>[!-- BEGIN row.articles4 --]{titreArticle}</text:p>
            <text:p text:style-name="P1"><text:s text:c="4"/>{texteArticl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1">{texteArticle2}</text:p>
            <text:p text:style-name="P1">{texteArticle3}[!-- END row.articles4 --]</text:p>
          </table:table-cell>
          <table:covered-table-cell/>
          <table:covered-table-cell/>
        </table:table-row>
        <table:table-row>
          <table:table-cell table:style-name="Table4.A1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9" office:value-type="string">
            <text:p text:style-name="P12">b. Indeks terintegrasi bangunan gedung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12">It = </text:p>
          </table:table-cell>
          <table:table-cell table:style-name="Table4.A1" table:number-columns-spanned="8" office:value-type="string">
            <text:p text:style-name="P12">{index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It = </text:p>
          </table:table-cell>
          <table:table-cell table:style-name="Table4.A1" table:number-columns-spanned="8" office:value-type="string">
            <text:p text:style-name="P8">{totalindex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9" office:value-type="string">
            <text:list xml:id="list33196730" text:style-name="L1">
              <text:list-header>
                <text:p text:style-name="P27">2. PENGHITUNGAN BESARNYA RESTRIBUSI IZIN MENDIRIKAN BANGUNAN GEDUNG</text:p>
                <text:p text:style-name="P26"><text:s text:c="3"/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5" office:value-type="string">
            <text:p text:style-name="P1"><text:s/>[!-- BEGIN row.articles5 --]{titreArticle}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">{texteArticle}</text:p>
          </table:table-cell>
          <table:covered-table-cell/>
          <table:table-cell table:style-name="Table4.A1" office:value-type="string">
            <text:p text:style-name="P1">{texteArticle2}</text:p>
          </table:table-cell>
          <table:table-cell table:style-name="Table4.A1" office:value-type="string">
            <text:p text:style-name="P2">{texteArticle3}[!-- END row.articles5 --]</text:p>
          </table:table-cell>
        </table:table-row>
        <table:table-row>
          <table:table-cell table:style-name="Table4.A1" table:number-columns-spanned="7" office:value-type="string">
            <text:p text:style-name="P8">JUMLA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8">{rpretribusi}</text:p>
          </table:table-cell>
          <table:table-cell table:style-name="Table4.A1" office:value-type="string">
            <text:p text:style-name="P10">{jumlahretribusi}</text:p>
          </table:table-cell>
        </table:table-row>
        <table:table-row>
          <table:table-cell table:style-name="Table4.A1" table:number-columns-spanned="2" office:value-type="string">
            <text:p text:style-name="P12">Besarnya keringanan <text:s text:c="8"/>:</text:p>
          </table:table-cell>
          <table:covered-table-cell/>
          <table:table-cell table:style-name="Table4.A1" table:number-columns-spanned="7" office:value-type="string">
            <text:p text:style-name="P8">{keringanan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25"><text:s/>Dibayarkan <text:s text:c="23"/>:</text:p>
          </table:table-cell>
          <table:covered-table-cell/>
          <table:table-cell table:style-name="Table4.A1" table:number-columns-spanned="7" office:value-type="string">
            <text:p text:style-name="P25">{rumus} <text:s/>{hitungmanual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12">Terbilang <text:s text:c="28"/>:</text:p>
          </table:table-cell>
          <table:covered-table-cell/>
          <table:table-cell table:style-name="Table4.A1" table:number-columns-spanned="7" office:value-type="string">
            <text:p text:style-name="P8">{bilanganretribusi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11"/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3">{kota} , {tanggal}</text:p>
            <text:p text:style-name="P5">{jabatan}</text:p>
            <text:p text:style-name="P5">{kantor}</text:p>
            <text:p text:style-name="P5"/>
            <text:p text:style-name="P5"/>
            <text:p text:style-name="P5"/>
            <text:p text:style-name="P5"/>
            <text:p text:style-name="P7">{nama}</text:p>
            <text:p text:style-name="P5"><text:soft-page-break/>NIP.{nip}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style:line-spacing="0.0098in" fo:background-color="transparent" style:shadow="none" text:number-lines="false" text:line-number="0">
        <style:tab-stops>
          <style:tab-stop style:position="3.3457in" style:type="center"/>
          <style:tab-stop style:position="6.6925in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3T17:35:22</meta:creation-date>
    <meta:editing-duration>PT5H41M15S</meta:editing-duration>
    <meta:editing-cycles>76</meta:editing-cycles>
    <meta:generator>OpenOffice.org/3.3$Win32 OpenOffice.org_project/330m20$Build-9567</meta:generator>
    <dc:date>2012-04-19T13:25:51.41</dc:date>
    <meta:document-statistic meta:table-count="3" meta:image-count="0" meta:object-count="0" meta:page-count="2" meta:paragraph-count="58" meta:word-count="142" meta:character-count="1257"/>
  </office:meta>
</office:document-meta>
</file>